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Dot" svg:stroke-color="#000000" svg:stroke-opacity="100%" draw:stroke-linejoin="round" draw:fill="none" draw:opacity="50%" draw:textarea-horizontal-align="justify" draw:textarea-vertical-align="middle" draw:auto-grow-height="false" fo:min-height="14.99cm" fo:min-width="21.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3" style:family="graphic" style:parent-style-name="standard">
      <style:graphic-properties draw:fill-color="#780373" draw:textarea-horizontal-align="justify" draw:textarea-vertical-align="middle" draw:auto-grow-height="false" fo:min-height="2.902cm" fo:min-width="4.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2cm" fo:min-width="7.12cm"/>
      <style:paragraph-properties style:writing-mode="lr-tb"/>
    </style:style>
    <style:style style:name="gr5" style:family="graphic" style:parent-style-name="standard">
      <style:graphic-properties draw:fill-color="#780373" draw:textarea-horizontal-align="justify" draw:textarea-vertical-align="middle" draw:auto-grow-height="false" fo:min-height="0.648cm" fo:min-width="1.745cm"/>
      <style:paragraph-properties style:writing-mode="lr-tb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0.876cm" fo:min-width="2.3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1.296cm"/>
      <style:paragraph-properties style:writing-mode="lr-tb"/>
    </style:style>
    <style:style style:name="gr8" style:family="graphic" style:parent-style-name="standard">
      <style:graphic-properties svg:stroke-color="#3faf46" draw:marker-start="Arrowheads_20_3" draw:marker-end="Arrowheads_20_1" draw:textarea-vertical-align="middle"/>
    </style:style>
    <style:style style:name="gr9" style:family="graphic" style:parent-style-name="standard">
      <style:graphic-properties svg:stroke-color="#3faf46" draw:marker-start="" draw:marker-end="Arrowheads_20_1" draw:textarea-vertical-align="middle"/>
    </style:style>
    <style:style style:name="gr10" style:family="graphic" style:parent-style-name="standard">
      <style:graphic-properties draw:marker-start="Arrowheads_20_1" draw:marker-end="Arrowheads_20_3" draw:textarea-vertical-align="middle"/>
    </style:style>
    <style:style style:name="gr11" style:family="graphic" style:parent-style-name="standard">
      <style:graphic-properties draw:marker-end="Arrowheads_20_1" draw:textarea-vertical-align="middle"/>
    </style:style>
    <style:style style:name="gr12" style:family="graphic" style:parent-style-name="standard">
      <style:graphic-properties svg:stroke-color="#780373" draw:marker-end="Arrowheads_20_1" draw:textarea-vertical-align="middle"/>
    </style:style>
    <style:style style:name="gr13" style:family="graphic" style:parent-style-name="standard">
      <style:graphic-properties svg:stroke-color="#780373" draw:marker-start="Arrowheads_20_3" draw:marker-end="Arrowheads_20_1" draw:textarea-vertical-align="middle"/>
    </style:style>
    <style:style style:name="gr14" style:family="graphic" style:parent-style-name="standard">
      <style:graphic-properties draw:opacity="31%" draw:textarea-horizontal-align="justify" draw:textarea-vertical-align="middle" draw:auto-grow-height="false" fo:min-height="3.775cm" fo:min-width="6.8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17cm"/>
      <style:paragraph-properties style:writing-mode="lr-tb"/>
    </style:style>
    <style:style style:name="gr16" style:family="graphic" style:parent-style-name="standard">
      <style:graphic-properties draw:fill-color="#ff7b59" draw:opacity="60%" draw:textarea-horizontal-align="justify" draw:textarea-vertical-align="top" draw:auto-grow-height="false" fo:min-height="2.042cm" fo:min-width="4.649cm"/>
      <style:paragraph-properties style:writing-mode="lr-tb"/>
    </style:style>
    <style:style style:name="gr17" style:family="graphic" style:parent-style-name="standard">
      <style:graphic-properties svg:stroke-color="#ff7b59" draw:marker-start="Arrowheads_20_3" draw:marker-end="Arrowheads_20_1" draw:textarea-vertical-align="middle"/>
    </style:style>
    <style:style style:name="gr18" style:family="graphic" style:parent-style-name="standard">
      <style:graphic-properties svg:stroke-color="#3465a4" draw:fill-color="#999999" draw:textarea-horizontal-align="justify" draw:textarea-vertical-align="middle" draw:auto-grow-height="false" fo:min-height="0.648cm" fo:min-width="1.971cm" loext:glow-radius="0cm" loext:softedge-radius="0cm"/>
      <style:paragraph-properties style:writing-mode="lr-tb"/>
    </style:style>
    <style:style style:name="gr19" style:family="graphic" style:parent-style-name="standard">
      <style:graphic-properties draw:fill-color="#ffbf00" draw:textarea-horizontal-align="justify" draw:textarea-vertical-align="middle" draw:auto-grow-height="false" fo:min-height="0.648cm" fo:min-width="1.971cm"/>
      <style:paragraph-properties style:writing-mode="lr-tb"/>
    </style:style>
    <style:style style:name="gr20" style:family="graphic" style:parent-style-name="standard">
      <style:graphic-properties draw:opacity="31%" draw:textarea-horizontal-align="justify" draw:textarea-vertical-align="middle" draw:auto-grow-height="false" fo:min-height="3.188cm" fo:min-width="3.256cm"/>
    </style:style>
    <style:style style:name="gr21" style:family="graphic" style:parent-style-name="standard">
      <style:graphic-properties svg:stroke-color="#999999" draw:textarea-vertical-align="middle"/>
    </style:style>
    <style:style style:name="gr22" style:family="graphic" style:parent-style-name="standard">
      <style:graphic-properties svg:stroke-color="#ffbf00" draw:marker-end="Arrowheads_20_1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9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39cm"/>
      <style:paragraph-properties style:writing-mode="lr-tb"/>
    </style:style>
    <style:style style:name="gr26" style:family="graphic" style:parent-style-name="standard">
      <style:graphic-properties svg:stroke-color="#780373" draw:marker-start="Arrowheads_20_1" draw:marker-end="Arrowheads_20_3" draw:textarea-vertical-align="middle"/>
    </style:style>
    <style:style style:name="gr27" style:family="graphic" style:parent-style-name="standard">
      <style:graphic-properties svg:stroke-color="#ff7b59" draw:textarea-vertical-align="middle"/>
    </style:style>
    <style:style style:name="gr28" style:family="graphic" style:parent-style-name="standard">
      <style:graphic-properties svg:stroke-color="#ff7b59" draw:marker-end="Arrowheads_20_1" draw:textarea-vertical-align="middle"/>
    </style:style>
    <style:style style:name="gr29" style:family="graphic" style:parent-style-name="standard">
      <style:graphic-properties draw:textarea-vertical-align="middle" draw:auto-grow-height="false" fo:min-height="0.139cm" fo:min-width="2.0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2cm"/>
      <style:paragraph-properties style:writing-mode="lr-tb"/>
    </style:style>
    <style:style style:name="gr31" style:family="graphic" style:parent-style-name="standard">
      <style:graphic-properties draw:fill-color="#780373" draw:textarea-horizontal-align="justify" draw:textarea-vertical-align="middle" draw:auto-grow-height="false" fo:min-height="0.648cm" fo:min-width="1.296cm"/>
      <style:paragraph-properties style:writing-mode="lr-tb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80373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780373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3faf46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opacity="31%"/>
      <style:paragraph-properties fo:text-align="center"/>
    </style:style>
    <style:style style:name="P10" style:family="paragraph">
      <loext:graphic-properties draw:fill-color="#ff7b59" draw:opacity="60%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999999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ffbf00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5.24cm" svg:x="1.31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03cm" svg:height="0.963cm" svg:x="2.587cm" svg:y="1.942cm">
          <draw:text-box>
            <text:p>Cloud / Data Center</text:p>
          </draw:text-box>
        </draw:frame>
        <draw:custom-shape draw:style-name="gr3" draw:text-style-name="P4" xml:id="id8" draw:id="id8" draw:layer="layout" svg:width="5.08cm" svg:height="3.492cm" svg:x="23.542cm" svg:y="1.318cm">
          <text:p text:style-name="P3">Git Sour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7.62cm" svg:height="0.952cm" svg:x="3.54cm" svg:y="5.127cm">
          <text:p text:style-name="P3"><text:span text:style-name="T1">Request</text:span> <text:span text:style-name="T2">(Shared Per Runner Group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62cm" svg:height="0.952cm" svg:x="3.54cm" svg:y="6.08cm">
          <text:p text:style-name="P3"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7.62cm" svg:height="0.952cm" svg:x="3.54cm" svg:y="7.032cm">
          <text:p text:style-name="P5"><text:span text:style-name="T1">Info</text:span><text:span text:style-name="T2"> </text:span><text:span text:style-name="T1">Request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7.62cm" svg:height="0.952cm" svg:x="3.54cm" svg:y="7.985cm">
          <text:p text:style-name="P5"><text:span text:style-name="T1">Info</text:span><text:span text:style-name="T2"> </text:span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3.175cm" svg:height="1.27cm" svg:x="6.715cm" svg:y="13.382cm">
          <text:p text:style-name="P5"><text:span text:style-name="T2">cb-fetch-o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4.018cm" svg:height="1.592cm" draw:transform="rotate (0.0165806278939461) translate (2.988cm 12.425cm)">
          <text:p text:style-name="P3"><text:span text:style-name="T2">cb-scheduler</text:span></text:p>
          <text:p text:style-name="P3"><text:span text:style-name="T3">(cb-prepare / cb-ru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2.54cm" svg:height="1.27cm" svg:x="5.445cm" svg:y="11.16cm">
          <text:p text:style-name="P5"><text:span text:style-name="T2">cb-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line-skew="-0.23cm" svg:x1="3.54cm" svg:y1="5.603cm" svg:x2="3cm" svg:y2="13.218cm" draw:start-shape="id1" draw:start-glue-point="3" draw:end-shape="id2" draw:end-glue-point="6" svg:d="M3540 5603h-1270v7615h730" svg:viewBox="0 0 1271 7616">
          <text:p/>
        </draw:connector>
        <draw:connector draw:style-name="gr9" draw:text-style-name="P8" draw:layer="layout" draw:line-skew="0.452cm" svg:x1="7.019cm" svg:y1="13.152cm" svg:x2="11.16cm" svg:y2="6.556cm" draw:start-shape="id2" draw:start-glue-point="10" draw:end-shape="id3" draw:end-glue-point="1" svg:d="M7019 13152h5094v-6596h-953" svg:viewBox="0 0 5095 6597">
          <text:p/>
        </draw:connector>
        <draw:connector draw:style-name="gr10" draw:text-style-name="P8" draw:layer="layout" svg:x1="5.445cm" svg:y1="11.795cm" svg:x2="3.54cm" svg:y2="7.508cm" draw:start-shape="id4" draw:start-glue-point="6" draw:end-shape="id5" draw:end-glue-point="3" svg:d="M5445 11795h-2406v-4287h501" svg:viewBox="0 0 2407 4288">
          <text:p/>
        </draw:connector>
        <draw:connector draw:style-name="gr11" draw:text-style-name="P8" draw:layer="layout" draw:line-skew="0.134cm" svg:x1="7.985cm" svg:y1="11.795cm" svg:x2="11.16cm" svg:y2="8.461cm" draw:start-shape="id4" draw:start-glue-point="10" draw:end-shape="id6" draw:end-glue-point="1" svg:d="M7985 11795h3810v-3334h-635" svg:viewBox="0 0 3811 3335">
          <text:p/>
        </draw:connector>
        <draw:connector draw:style-name="gr12" draw:text-style-name="P8" draw:layer="layout" draw:line-skew="0.769cm" svg:x1="9.89cm" svg:y1="14.017cm" svg:x2="11.16cm" svg:y2="5.603cm" draw:start-shape="id7" draw:start-glue-point="10" draw:end-shape="id1" draw:end-glue-point="1" svg:d="M9890 14017h2540v-8414h-1270" svg:viewBox="0 0 2541 8415">
          <text:p/>
        </draw:connector>
        <draw:connector draw:style-name="gr13" draw:text-style-name="P8" draw:layer="layout" draw:line-skew="2.038cm" svg:x1="26.082cm" svg:y1="4.81cm" svg:x2="8.303cm" svg:y2="14.652cm" draw:start-shape="id8" draw:start-glue-point="2" draw:end-shape="id7" draw:end-glue-point="8" svg:d="M26082 4810v12382h-17779v-2540" svg:viewBox="0 0 17780 12383">
          <text:p/>
        </draw:connector>
        <draw:custom-shape draw:style-name="gr14" draw:text-style-name="P9" xml:id="id11" draw:id="id11" draw:layer="layout" svg:width="8.572cm" svg:height="6.033cm" svg:x="2.588cm" svg:y="9.8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2" draw:layer="layout" svg:width="3.317cm" svg:height="0.963cm" svg:x="3.222cm" svg:y="15.913cm">
          <draw:text-box>
            <text:p>Runner(s)</text:p>
          </draw:text-box>
        </draw:frame>
        <draw:custom-shape draw:style-name="gr16" draw:text-style-name="P10" xml:id="id9" draw:id="id9" draw:layer="layout" svg:width="5.397cm" svg:height="2.54cm" svg:x="19.415cm" svg:y="5.127cm">
          <text:p text:style-name="P5"><text:span text:style-name="T1">Control</text:span><text:span text:style-name="T2"> </text:span><text:span text:style-name="T1">Plane</text:span><text:span text:style-name="T2"> (cb-ct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8" xml:id="id13" draw:id="id13" draw:layer="layout" draw:line-skew="-1.087cm -0.769cm" svg:x1="3.54cm" svg:y1="6.556cm" svg:x2="22.113cm" svg:y2="5.127cm" draw:start-shape="id3" draw:start-glue-point="3" draw:end-shape="id9" draw:end-glue-point="0" svg:d="M3540 6556h-1588v-2699h20161v1270" svg:viewBox="0 0 20162 2700">
          <text:p/>
        </draw:connector>
        <draw:custom-shape draw:style-name="gr18" draw:text-style-name="P12" xml:id="id10" draw:id="id10" draw:layer="layout" svg:width="3.493cm" svg:height="1.27cm" svg:x="13.064cm" svg:y="11.795cm">
          <text:p text:style-name="P11"><text:span text:style-name="T4">cb-depsol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12" draw:id="id12" draw:layer="layout" svg:width="3.493cm" svg:height="1.27cm" svg:x="18.462cm" svg:y="11.795cm">
          <text:p text:style-name="P11"><text:span text:style-name="T4">cb-coll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4.128cm" svg:height="3.81cm" svg:x="12.747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4.128cm" svg:height="3.81cm" svg:x="18.145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8" draw:layer="layout" svg:x1="14.811cm" svg:y1="11.795cm" svg:x2="11.16cm" svg:y2="5.603cm" draw:start-shape="id10" draw:start-glue-point="4" draw:end-shape="id1" draw:end-glue-point="1" svg:d="M14811 11795v-6192h-3651" svg:viewBox="0 0 3652 6193">
          <text:p/>
        </draw:connector>
        <draw:connector draw:style-name="gr22" draw:text-style-name="P8" draw:layer="layout" svg:x1="6.874cm" svg:y1="9.89cm" svg:x2="18.973cm" svg:y2="11.981cm" draw:start-shape="id11" draw:start-glue-point="4" draw:end-shape="id12" draw:end-glue-point="5" svg:d="M6874 9890v-502h12099v2593" svg:viewBox="0 0 12100 2594">
          <text:p/>
        </draw:connector>
        <draw:frame draw:style-name="gr23" draw:text-style-name="P2" draw:layer="layout" svg:width="2.297cm" svg:height="0.963cm" svg:x="13.065cm" svg:y="14.959cm">
          <draw:text-box>
            <text:p>Solve</text:p>
          </draw:text-box>
        </draw:frame>
        <draw:frame draw:style-name="gr24" draw:text-style-name="P2" draw:layer="layout" svg:width="3cm" svg:height="0.963cm" svg:x="19.59cm" svg:y="10.197cm">
          <draw:text-box>
            <text:p>Collect</text:p>
          </draw:text-box>
        </draw:frame>
        <draw:frame draw:style-name="gr25" draw:text-style-name="P2" draw:layer="layout" svg:width="7.339cm" svg:height="0.963cm" svg:x="3.718cm" svg:y="4.165cm">
          <draw:text-box>
            <text:p>Message API (Kafka)</text:p>
          </draw:text-box>
        </draw:frame>
        <draw:connector draw:style-name="gr26" draw:text-style-name="P8" draw:layer="layout" draw:line-skew="-1.048cm" svg:x1="14.811cm" svg:y1="13.065cm" svg:x2="16.262cm" svg:y2="17.198cm" draw:start-shape="id10" draw:start-glue-point="8" svg:d="M14811 13065v1270h1451v2863" svg:viewBox="0 0 1452 4134">
          <text:p/>
        </draw:connector>
        <draw:connector draw:style-name="gr27" draw:text-style-name="P8" draw:layer="layout" draw:line-skew="0.635cm" svg:x1="19.415cm" svg:y1="6.397cm" svg:x2="11.16cm" svg:y2="5.603cm" draw:start-shape="id9" draw:start-glue-point="3" draw:end-shape="id1" svg:d="M19415 6397h-3493v-794h-4762" svg:viewBox="0 0 8256 795">
          <text:p/>
        </draw:connector>
        <draw:connector draw:style-name="gr28" draw:text-style-name="P8" draw:layer="layout" draw:line-skew="0.635cm" svg:x1="19.415cm" svg:y1="6.397cm" svg:x2="11.16cm" svg:y2="7.508cm" draw:start-shape="id9" draw:start-glue-point="3" draw:end-shape="id5" draw:end-glue-point="1" svg:d="M19415 6397h-3493v1111h-4762" svg:viewBox="0 0 8256 1112">
          <text:p/>
        </draw:connector>
        <draw:connector draw:style-name="gr17" draw:text-style-name="P8" draw:layer="layout" draw:line-skew="0.501cm" svg:x1="3.54cm" svg:y1="8.461cm" svg:x2="1.952cm" svg:y2="3.857cm" draw:start-shape="id6" draw:start-glue-point="3" draw:end-shape="id13" draw:end-glue-point="0" svg:d="M3540 8461h-1588v-4604" svg:viewBox="0 0 1589 4605">
          <text:p/>
        </draw:connector>
        <draw:connector draw:style-name="gr13" draw:text-style-name="P8" draw:layer="layout" draw:line-skew="-1.08cm" svg:x1="21.65cm" svg:y1="17.262cm" svg:x2="20.209cm" svg:y2="13.065cm" draw:end-shape="id12" draw:end-glue-point="8" svg:d="M21650 17262v-2927h-1441v-1270" svg:viewBox="0 0 1442 4198">
          <text:p/>
        </draw:connector>
        <draw:custom-shape draw:style-name="gr29" draw:text-style-name="P8" draw:layer="layout" svg:width="3.81cm" svg:height="0.953cm" draw:transform="rotate (-1.5707963267949) translate (20.685cm 14.97cm)">
          <text:p/>
          <draw:enhanced-geometry draw:text-areas="4000 ?f1 ?f5 ?f2" draw:glue-points="0 10800 21600 10800 ?f0 0 ?f0 21600" draw:type="mso-spt100" draw:modifiers="14277.1975859355 6633.96226415094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2" draw:layer="layout" svg:width="4.02cm" svg:height="0.963cm" svg:x="18.955cm" svg:y="18.78cm">
          <draw:text-box>
            <text:p>Repositories</text:p>
          </draw:text-box>
        </draw:frame>
        <draw:custom-shape draw:style-name="gr31" draw:text-style-name="P6" xml:id="id14" draw:id="id14" draw:layer="layout" svg:width="2.54cm" svg:height="1.27cm" svg:x="20.05cm" svg:y="6.08cm">
          <text:p text:style-name="P5"><text:span text:style-name="T2">cb-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svg:x1="26.082cm" svg:y1="4.81cm" svg:x2="22.59cm" svg:y2="6.715cm" draw:start-shape="id8" draw:start-glue-point="2" draw:end-shape="id14" draw:end-glue-point="10" svg:d="M26082 4810v1905h-3492" svg:viewBox="0 0 3493 1906">
          <text:p/>
        </draw:connector>
        <draw:frame draw:style-name="gr2" draw:text-style-name="P2" draw:layer="layout" svg:width="2.857cm" svg:height="0.963cm" svg:x="15.605cm" svg:y="8.302cm">
          <draw:text-box>
            <text:p>Syn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3" draw:display-name="Arrowheads 3" svg:viewBox="0 0 20 30" svg:d="M10 30l-10-30h20z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8T16:10:55.248112546</meta:creation-date>
    <dc:date>2021-11-27T20:53:17.364684726</dc:date>
    <meta:editing-duration>PT22M52S</meta:editing-duration>
    <meta:editing-cycles>5</meta:editing-cycles>
    <meta:generator>LibreOffice/7.1.4.2$Linux_X86_64 LibreOffice_project/10$Build-2</meta:generator>
    <meta:document-statistic meta:object-count="39"/>
  </office:meta>
</office:document-meta>
</file>